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e40f" officeooo:paragraph-rsid="0013e40f"/>
    </style:style>
    <style:style style:name="P2" style:family="paragraph" style:parent-style-name="Standard">
      <style:text-properties officeooo:rsid="0013e40f" officeooo:paragraph-rsid="002fc2c1"/>
    </style:style>
    <style:style style:name="P3" style:family="paragraph" style:parent-style-name="Standard">
      <style:text-properties officeooo:rsid="0013e40f" officeooo:paragraph-rsid="0038dc4e"/>
    </style:style>
    <style:style style:name="P4" style:family="paragraph" style:parent-style-name="Standard">
      <style:text-properties officeooo:rsid="0025c30c" officeooo:paragraph-rsid="0025c30c"/>
    </style:style>
    <style:style style:name="T1" style:family="text">
      <style:text-properties officeooo:rsid="0014ec42"/>
    </style:style>
    <style:style style:name="T2" style:family="text">
      <style:text-properties officeooo:rsid="00172905"/>
    </style:style>
    <style:style style:name="T3" style:family="text">
      <style:text-properties officeooo:rsid="001c308f"/>
    </style:style>
    <style:style style:name="T4" style:family="text">
      <style:text-properties officeooo:rsid="001e1652"/>
    </style:style>
    <style:style style:name="T5" style:family="text">
      <style:text-properties officeooo:rsid="001ff771"/>
    </style:style>
    <style:style style:name="T6" style:family="text">
      <style:text-properties officeooo:rsid="0021dd4e"/>
    </style:style>
    <style:style style:name="T7" style:family="text">
      <style:text-properties style:text-position="super 58%" officeooo:rsid="00172905"/>
    </style:style>
    <style:style style:name="T8" style:family="text">
      <style:text-properties style:text-position="0% 100%"/>
    </style:style>
    <style:style style:name="T9" style:family="text">
      <style:text-properties officeooo:rsid="003128b7"/>
    </style:style>
    <style:style style:name="T10" style:family="text">
      <style:text-properties officeooo:rsid="0031b58b"/>
    </style:style>
    <style:style style:name="T11" style:family="text">
      <style:text-properties officeooo:rsid="003c1c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s a recap, I am doing cel shading <text:span text:style-name="T3">of a tropical island</text:span>. I'm designing a small island with varying lighting, textures, animation, and camera positions to showcase the <text:span text:style-name="T4">wickedness</text:span> of cel shading <text:span text:style-name="T10">to get a hand-drawn look</text:span>.</text:p>
      <text:p text:style-name="P1"/>
      <text:p text:style-name="P3"><text:tab/>The first part is getting the cel shading to work. I outlining <text:span text:style-name="T5">working on </text:span>objects so they appear hand-drawn. <text:span text:style-name="T6">It looks pretty cool for simple textured objects.</text:span> This is done by backculling the object and using glpushoffset(), but there are still some issues about how the object appears close up. <text:span text:style-name="T9">The outline can bleed through the front, but is generally not an issue. I spoke with you on getting that fixed, so I think I can fix it.</text:span></text:p>
      <text:p text:style-name="P3"/>
      <text:p text:style-name="P3"><text:span text:style-name="T1"><text:tab/>Getting the coloring to work is the second part of cel shading. This is done based off ex27's toon-shading. The main things I'm working on is to get the two features to work in harmony. So basically the cel shading is nearly done once these issues are solved.</text:span></text:p>
      <text:p text:style-name="P4"/>
      <text:p text:style-name="P1"><text:tab/><text:span text:style-name="T1">The second part is the scene. The scene has been planned out. The island is formed from basic cosine and sin in 3D, although using blender may allow for more interesting configurations. The initial design is just with basic sine and cosine to easier handle the normals and determining the ground level. <text:s/>I want to delve a bit more into Blender to have more interesting objects. There will be a rising and lowering tide. No fancy pde's though. Getting interesting textures for the water will be a challenge. Then there will be swaying tropical trees, and small huts.</text:span></text:p>
      <text:p text:style-name="P1"/>
      <text:p text:style-name="P2"><text:tab/><text:span text:style-name="T2">Basic camera controls are set up so that the camera can move around freely. It can either work in first person or 3</text:span><text:span text:style-name="T7">rd</text:span><text:span text:style-name="T2"> person. </text:span></text:p>
      <text:p text:style-name="P2"/>
      <text:p text:style-name="P2"><text:tab/><text:span text:style-name="T2">The next work is to finalize the cel shading feature so that the environment can be created. Then there is the developing environment. All is going well, I thi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20:29:02.253000000</meta:creation-date>
    <dc:date>2014-11-13T21:45:40.890000000</dc:date>
    <meta:editing-duration>PT1H16M20S</meta:editing-duration>
    <meta:editing-cycles>46</meta:editing-cycles>
    <meta:generator>LibreOffice/4.3.1.2$Windows_x86 LibreOffice_project/958349dc3b25111dbca392fbc281a05559ef6848</meta:generator>
    <meta:document-statistic meta:table-count="0" meta:image-count="0" meta:object-count="0" meta:page-count="1" meta:paragraph-count="6" meta:word-count="314" meta:character-count="1767" meta:non-whitespace-character-count="1451"/>
  </office:meta>
</office:document-meta>
</file>